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ccc" officeooo:paragraph-rsid="000fa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 다운 받는 방법</text:p>
      <text:p text:style-name="P1"/>
      <text:p text:style-name="P1">1. python2.xx 버젼 : <text:s/>sudo apt-get install python-pip</text:p>
      <text:p text:style-name="P1">2. python3.xx 버젼 : <text:s/>sudo apt-get install python3-pip</text:p>
      <text:p text:style-name="P1"/>
      <text:p text:style-name="P1">Pip 을 이용해 tensorflow 등 여러 python library 받는 방법</text:p>
      <text:p text:style-name="P1"/>
      <text:p text:style-name="P1">1. python2.xx 버젼 : sudo pip2 install [Library name]</text:p>
      <text:p text:style-name="P1">2. python3.xx 버젼 : sudo pip3 install [Library name]</text:p>
      <text:p text:style-name="P1"/>
      <text:p text:style-name="P1">ex) sudo pip2 install tensorflow-gpu mat<text:line-break/> <text:s text:c="5"/>sudo pip3 install tensorflow-gp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1:42:03.273881022</meta:creation-date>
    <dc:date>2017-03-09T01:46:27.046383425</dc:date>
    <meta:editing-duration>PT4M24S</meta:editing-duration>
    <meta:editing-cycles>1</meta:editing-cycles>
    <meta:document-statistic meta:table-count="0" meta:image-count="0" meta:object-count="0" meta:page-count="1" meta:paragraph-count="7" meta:word-count="70" meta:character-count="342" meta:non-whitespace-character-count="283"/>
    <meta:generator>LibreOffice/5.1.4.2$Linux_X86_64 LibreOffice_project/10m0$Build-2</meta:generator>
  </office:meta>
</office:document-meta>
</file>